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1</text:p>
      <text:p text:style-name="Standard"/>
      <text:p text:style-name="Standard">Libere sus impresoras - Wubiq: Impresión desde cualquier lugar a cualquier impresora.</text:p>
      <text:p text:style-name="Standard"/>
      <text:p text:style-name="Standard">Impresión de Página de Prueba.</text:p>
      <text:p text:style-name="Standard"/>
      <text:p text:style-name="Standard">Debe ver varias líneas de texto seguida de una gráfica en colores.</text:p>
      <text:p text:style-name="Standard"/>
      <text:p text:style-name="P1">wubiq para impresión entre grupos.</text:p>
      <text:p text:style-name="P2">wubiq para impresión entre grupos.</text:p>
      <text:p text:style-name="P3">wubiq para impresión entre grupos.</text:p>
      <text:p text:style-name="Standard">wubiq para impresión entre grupos.</text:p>
      <text:p text:style-name="P4">wubiq para impresión entre grupos.</text:p>
      <text:p text:style-name="P5">wubiq para impresión entre grupos.</text:p>
      <text:p text:style-name="P6">wubiq para impresión entre grupos.</text:p>
      <text:p text:style-name="P7">wubiq para impresión entre grupos.</text:p>
      <text:p text:style-name="P8">wubiq para impresión entre grupo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6-26T22:44:36</dc:date>
    <meta:editing-duration>PT00H27M48S</meta:editing-duration>
    <meta:editing-cycles>7</meta:editing-cycles>
    <meta:generator>NeoOffice/3.1.2$Unix OpenOffice.org_project/Patch 9</meta:generator>
    <meta:document-statistic meta:table-count="0" meta:image-count="0" meta:object-count="1" meta:page-count="1" meta:paragraph-count="13" meta:word-count="78" meta:character-count="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045cm" svg:y="2.804cm" chart:style-name="ch2"/>
        <chart:plot-area chart:style-name="ch3" chart:data-source-has-labels="both" svg:x="0.266cm" svg:y="0.14cm" svg:width="10.514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